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1.63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74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1.268cm" fo:break-before="auto" style:use-optimal-row-height="tru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7" table:default-cell-style-name="Default"/>
        <table:table-row table:style-name="ro1">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construction, bâtiment et travaux publics</text:p>
          </table:table-cell>
          <table:table-cell office:value-type="string" calcext:value-type="string">
            <text:p>En réponse à votre offre d'emploi, j'ai le plaisir de vous soumettre ma candidature. Je finis actuellement mes études de construction, bâtiment et travaux publics et je suis à la recherche d'un emploi. Je pense correspondre à votre offre car </text:p>
          </table:table-cell>
          <table:table-cell office:value-type="string" calcext:value-type="string">
            <text:p>&lt;s&gt; En réponse à votre offre d'emploi, j'ai le plaisir de vous soumettre ma candidature. Je finis actuellement mes études de construction, bâtiment et travaux publics et je suis à la recherche d'un emploi. Je pense correspondre à votre offre car 1) Je suis très motivée, 2) J'ai déjà acquis une expérience en tant que conductrice de travaux dans un cabinet d'architecture, mais aussi comme une responsable administrative dans une entreprise de menuiserie aluminium. Ce sont deux domaines très différents, qui ne me permettent pas de connaître tous les aspects de chaque métier.</text:p>
            <text:p>J'ai donc appris à me concentrer sur le travail et sur la partie administrative, et je pense que cette expérience a confirmé que j'ai les connaissances requises pour la conduite de travaux en bâtiment. J'ai également travaillé en tant que secrétaire pour une entreprise de menuiserie en aluminium, qui m'a permis d'avoir des connaissances de base dans les travaux de menuiserie.</text:p>
            <text:p>Actuellement, je suis en formation à l'U.C.L. pour la formation de technicien en génie électrique et électronique, et j'aimerais donc acquérir une expérience professionnelle qui pourrait me permettre d'intégrer plus facilement le monde du travail et d'être capable de mettre en pratique ce que j'ai appris.</text:p>
            <text:p>Actuellement, je suis en deuxième année de</text:p>
          </table:table-cell>
        </table:table-row>
        <table:table-row table:style-name="ro2">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construction, bâtiment et travaux publics</text:p>
          </table:table-cell>
          <table:table-cell office:value-type="string" calcext:value-type="string">
            <text:p>En réponse à votre offre d'emploi, j'ai le plaisir de vous soumettre ma candidature. Je finis actuellement mes études de construction, bâtiment et travaux publics et je suis à la recherche d'un emploi. Je pense correspondre à votre offre car </text:p>
          </table:table-cell>
          <table:table-cell office:value-type="string" calcext:value-type="string">
            <text:p>&lt;s&gt; En réponse à votre offre d'emploi, j'ai le plaisir de vous soumettre ma candidature. Je finis actuellement mes études de construction, bâtiment et travaux publics et je suis à la recherche d'un emploi. Je pense correspondre à votre offre car 3 ans de formation dans une école me donnent de nombreuses notions à mettre en pratique sur le terrain.</text:p>
            <text:p>Mon travail à l'école est basé sur des travaux pratiques : les étudiants doivent imaginer et concevoir leurs bâtiments, planifier et exécuter les chantiers. J'ai donc déjà beaucoup d'expériences de réalisation et d'encadrement de chantiers. A ce jour, je me suis occupée de nombreux chantiers allant des maisons d'habitation, des immeubles de logements collectifs jusqu'à la rénovation de bâtiments industriels, commerciaux et tertiaires.</text:p>
            <text:p>Outre ce travail pratique, j'étais en charge de plusieurs travaux manuels dans le cadre de mes cours à l'école. Je me suis occupée de tous types de travaux ( maçonnerie, plâtrerie, peinture ,etc ). J'ai aussi réalisé des travaux de maçonnerie générale dans les domaines des travaux publics et du génie civil. Ces travaux ont permis de répondre aux demandes de clients qui avaient une idée précise de leurs besoins. J'étais également en charge de la surveillance des chantiers</text:p>
          </table:table-cell>
        </table:table-row>
        <table:table-row table:style-name="ro3">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cuisine</text:p>
          </table:table-cell>
          <table:table-cell office:value-type="string" calcext:value-type="string">
            <text:p>En réponse à votre offre d'emploi, j'ai le plaisir de vous soumettre ma candidature. Je possède un diplôme de cuisine et je suis à la recherche d'un emploi. Je pense correspondre à votre offre car </text:p>
          </table:table-cell>
          <table:table-cell office:value-type="string" calcext:value-type="string">
            <text:p>&lt;s&gt; En réponse à votre offre d'emploi, j'ai le plaisir de vous soumettre ma candidature. Je possède un diplôme de cuisine et je suis à la recherche d'un emploi. Je pense correspondre à votre offre car 20 ans d'expérience sont mes points forts. J'ai travaillé pendant 12 ans à la restauration d'un grand groupe hôtelier international de prestige. En tant que chef de cuisine, j'ai été en charge de différents postes tels que la préparation de plats, la gestion et l'encadrement d'une brigade. Pour ce qui est du service en salle, je suis aussi expérimenté dans ce domaine et je dispose d'une formation hôtelière. A ce titre, j'ai occupé des postes de sous-chef et j'ai réalisé des travaux dans des hôtels de prestige. J'ai par ailleurs réalisé des tâches dans différents restaurants de la place avec un résultat satisfaisant. J'ai pu mettre en pratique mes connaissances et mes compétences et j'ai acquis une expertise en matière de management d'une équipe. Enfin, je sais gérer un budget et suis capable de faire des arbitrages. Mon profil correspond parfaitement à votre offre, c'est pourquoi je vous propose ma candidature.</text:p>
            <text:p>cv centre d'interet quebe , modele de cv pour lyceen option japonnais , comment</text:p>
          </table:table-cell>
        </table:table-row>
        <table:table-row table:style-name="ro1">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cuisine</text:p>
          </table:table-cell>
          <table:table-cell office:value-type="string" calcext:value-type="string">
            <text:p>En réponse à votre offre d'emploi, j'ai le plaisir de vous soumettre ma candidature. Je finis actuellement mes études de cuisine et je suis à la recherche d'un emploi. Je pense correspondre à votre offre car </text:p>
          </table:table-cell>
          <table:table-cell office:value-type="string" calcext:value-type="string">
            <text:p>&lt;s&gt; En réponse à votre offre d'emploi, j'ai le plaisir de vous soumettre ma candidature. Je finis actuellement mes études de cuisine et je suis à la recherche d'un emploi. Je pense correspondre à votre offre car 1- je me suis inscrite récemment dans une école d'arts culinaires en vue de devenir chef cuisinier et 2- j'ai déjà travaillé comme chef de cuisine et gérante d'un restaurant.</text:p>
            <text:p>3- Je suis très motivée, très enthousiaste et j'ai beaucoup de passion. Grâce à mon parcours scolaire, je pense avoir assez de compétences pour le poste que vous proposez. En effet, j'ai acquis des compétences dans la cuisine française, mais aussi chinoise. Je cuisine et je cuisine de bons plats, que vous pourrez trouver dans mon restaurant.</text:p>
            <text:p>4- J'ai suivi une formation de 2 mois dans la restauration pour devenir chef de cuisine. Grâce à cela, j'ai su développer mes compétences en cuisine, en tant que chef de cuisine et gérante de restaurant. Après mon stage dans un restaurant, j'ai effectué un travail de stage, et c'est cette expérience que j'ai pu mettre en avant au cours de mon CV.</text:p>
            <text:p>5- Je sais me débrouiller dans n'importe quelle situation en cuisine. Je suis motivée</text:p>
          </table:table-cell>
        </table:table-row>
        <table:table-row table:style-name="ro3">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cuisine</text:p>
          </table:table-cell>
          <table:table-cell office:value-type="string" calcext:value-type="string">
            <text:p>Je possède un diplôme de cuisine et je suis à la recherche d'un emploi. Je pense correspondre à votre offre car </text:p>
          </table:table-cell>
          <table:table-cell office:value-type="string" calcext:value-type="string">
            <text:p>&lt;s&gt; Je possède un diplôme de cuisine et je suis à la recherche d'un emploi. Je pense correspondre à votre offre car 1) je suis jeune, 2) je suis motivé et 3) je suis rigoureux. J'ai déjà travaillé pour un traiteur lors de mariages et je n'ai pas de problème avec les mariages, je suis même très motivé et surtout je suis polyvalent car j'aime diversifier mes plats. Si je postule c'est que j'ai un bon rapport avec les clients et j'aimerai mettre cette expérience à votre service au restaurant que vous avez créé ou en faisant des remplacements en tant que chef de partie. J'ai toujours été sérieux, autonome, motivé et surtout perfectionniste. Je suis disponible à tout moment. Merci d'avance.</text:p>
            <text:p>Je suis jeune et je sais ce que je veux ou ce que je ne veux pas ! Je suis motivé, sérieux, j'ai travaillé pour le traiteur du chef de partie et je pense être polyvalent et faire un très bon travail. Je suis disponible à tout moment de la journée pour tous les week end et les soirs. Je suis disponible à partir du 16</text:p>
          </table:table-cell>
        </table:table-row>
        <table:table-row table:style-name="ro4">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marketing</text:p>
          </table:table-cell>
          <table:table-cell office:value-type="string" calcext:value-type="string">
            <text:p>Je finis actuellement mes études de marketing et je suis à la recherche d'un emploi. Je pense correspondre à votre offre car </text:p>
          </table:table-cell>
          <table:table-cell office:value-type="string" calcext:value-type="string">
            <text:p>&lt;s&gt; Je finis actuellement mes études de marketing et je suis à la recherche d'un emploi. Je pense correspondre à votre offre car 6 mois de stage dans votre société dans votre unité de production m'ont convaincue de l'importance de la formation au sein des entreprises. Je vous écris aujourd'hui car je souhaiterais vous proposer mon profil.</text:p>
            <text:p>Je suis actuellement étudiante à l'ENSGSI de Nancy et je prépare actuellement une licence pro en Marketing et Distribution pour un BAC + 3, en cours du soir.</text:p>
            <text:p>Je suis donc à la recherche d'un emploi en alternance, qui me permettrait de développer mes compétences dans ce domaine tout en continuant de réaliser mes études.</text:p>
            <text:p>Je suis à l'aise avec la vente au détail et avec la gestion d'une boutique, je me suis donc occupée récemment de la préparation et du lancement de deux produits dans un magasin physique ainsi que du SAV pour ce même produit.</text:p>
          </table:table-cell>
        </table:table-row>
        <table:table-row table:style-name="ro3">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marketing</text:p>
          </table:table-cell>
          <table:table-cell office:value-type="string" calcext:value-type="string">
            <text:p>Je finis actuellement mes études de marketing et je suis à la recherche d'un emploi. Je pense correspondre à votre offre car </text:p>
          </table:table-cell>
          <table:table-cell office:value-type="string" calcext:value-type="string">
            <text:p>&lt;s&gt; Je finis actuellement mes études de marketing et je suis à la recherche d'un emploi. Je pense correspondre à votre offre car 3 années d'expériences au sein d'une société dans le domaine de la mode m'a permis d'approfondir mes connaissances et de développer mon aisance relationnelle au travail tout comme ma rigueur et ma réactivité. J'ai été en charge de la coordination de plusieurs projets en relation avec le marketing et la communication, j'ai ainsi pu me perfectionner dans l'analyse de marché, les études de faisabilité, la gestion des commandes et la mise en œuvre de nouveaux concepts marketing. Je suis une personne dynamique, créative et motivée avec de bonnes capacités d'adaptation. Ma capacité d'adaptation m'amènera à m'adapter rapidement au poste que vous m'avez proposé.</text:p>
            <text:p>Bonjour, Je suis actuellement à la recherche d'un emploi, je possède des années d'expériences dans le service de vente, la vente de produits et de services. J'ai un très bon relationnel et j'ai beaucoup de patience et d'empathie. Disponible, je suis sérieuse, ponctuelle et très motivée. Je reste à votre disposition pour tous renseignements.</text:p>
          </table:table-cell>
        </table:table-row>
        <table:table-row table:style-name="ro5">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journalisme et communication</text:p>
          </table:table-cell>
          <table:table-cell office:value-type="string" calcext:value-type="string">
            <text:p>En réponse à votre offre d'emploi, j'ai le plaisir de vous soumettre ma candidature. Je finis actuellement mes études de journalisme et communication et je suis à la recherche d'un emploi. Je pense correspondre à votre offre car </text:p>
          </table:table-cell>
          <table:table-cell office:value-type="string" calcext:value-type="string">
            <text:p>&lt;s&gt; En réponse à votre offre d'emploi, j'ai le plaisir de vous soumettre ma candidature. Je finis actuellement mes études de journalisme et communication et je suis à la recherche d'un emploi. Je pense correspondre à votre offre car 1. je suis une personne souriante et enthousiaste 2. j'ai une bonne capacité d'adaptation et un bon sens de la communication et du relationnel 3. j'ai travaillé comme réceptionniste pour un hôtel et comme attachée de presse dans une agence de tourisme 4. je parle français et anglais et je peux faire des traductions 5. j'ai un permis de conduire et je peux me rendre n'importe où avec mon véhicule 6. je peux travailler en freelance et dans votre entreprise. J'ai déjà travaillé en tant que réceptionniste à l'hôtel Baccarat de New York. Je vous prie de trouver en pièce jointe mon curriculum vitae ainsi que ma lettre de motivation que je vous prie de me faire parvenir dans les plus brefs délais. Dans l'attente de votre réponse, je vous prie de croire, Monsieur, en l'expression de mes sincères salutations.</text:p>
          </table:table-cell>
        </table:table-row>
        <table:table-row table:style-name="ro2">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esthétique</text:p>
          </table:table-cell>
          <table:table-cell office:value-type="string" calcext:value-type="string">
            <text:p>Je finis actuellement mes études d'esthétique et je suis à la recherche d'un emploi. Je pense correspondre à votre offre car </text:p>
          </table:table-cell>
          <table:table-cell office:value-type="string" calcext:value-type="string">
            <text:p>&lt;s&gt; Je finis actuellement mes études d'esthétique et je suis à la recherche d'un emploi. Je pense correspondre à votre offre car 1 an après mon diplôme, je suis toujours en poste dans mon entreprise. J'ai déjà fait un stage en alternance dans une entreprise de blanchisserie et dans un salon de coiffure.</text:p>
            <text:p>J'ai beaucoup d'imagination et je sais m'occuper des clients même si je suis un peu maladroite ! Si je réponds à votre annonce, c'est parce que j'aimerai travailler chez vous et ainsi être en contact direct avec vos clients. Je suis prête à m'adapter à vos horaires.</text:p>
            <text:p>J'ai été en alternance dans la même entreprise que vous, le salon de coiffure « Coiff'Azur » où je devais réaliser des coiffures de soirées type chignons ou encore le matin des mariages ainsi que des coupes sur cheveux mi-longs.</text:p>
          </table:table-cell>
        </table:table-row>
        <table:table-row table:style-name="ro5">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mécanique générale et de précision</text:p>
          </table:table-cell>
          <table:table-cell office:value-type="string" calcext:value-type="string">
            <text:p>En réponse à votre offre d'emploi, j'ai le plaisir de vous soumettre ma candidature. Je finis actuellement mes études de mécanique générale et de précision (commercialisation) et je suis à la recherche d'un emploi. Je pense correspondre à votre offre car </text:p>
          </table:table-cell>
          <table:table-cell office:value-type="string" calcext:value-type="string">
            <text:p>&lt;s&gt; En réponse à votre offre d'emploi, j'ai le plaisir de vous soumettre ma candidature. Je finis actuellement mes études de mécanique générale et de précision (commercialisation) et je suis à la recherche d'un emploi. Je pense correspondre à votre offre car 1)je suis actuellement en train de suivre la formation professionnelle de mécatronicien automobile. 2)Je suis actuellement en possession d'une formation de mécanicien. 3)Je possède de bonnes connaissances en mécanique industrielle, technique des moteurs et machines à transmission mécanique. 4)J'ai également de bonnes connaissances en mécatronique ainsi qu'en mécanique automobile.</text:p>
          </table:table-cell>
        </table:table-row>
        <table:table-row table:style-name="ro6">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mécanique générale et de précision</text:p>
          </table:table-cell>
          <table:table-cell office:value-type="string" calcext:value-type="string">
            <text:p>En réponse à votre offre d'emploi, j'ai le plaisir de vous soumettre ma candidature. Je finis actuellement mes études de mécanique générale et de précision (commercialisation) et je suis à la recherche d'un emploi. Je pense correspondre à votre offre car </text:p>
          </table:table-cell>
          <table:table-cell office:value-type="string" calcext:value-type="string">
            <text:p>&lt;s&gt; En réponse à votre offre d'emploi, j'ai le plaisir de vous soumettre ma candidature. Je finis actuellement mes études de mécanique générale et de précision (commercialisation) et je suis à la recherche d'un emploi. Je pense correspondre à votre offre car 70% de ma formation est axée sur la mécanique, principalement des machines outils. Les travaux que j'effectue m'amènent à la manipulation de machines et de pièces complexes.</text:p>
            <text:p>Mes missions sont : contrôle dimensionnel, contrôle non-destructif, soudure (argon, gaz, fil, etc), perçage, fraisage et découpe.</text:p>
            <text:p>Ma formation m'a permis de pouvoir lire des plans, d'effectuer un contrôle dimensionnel sur de la mécanique de précision (moyennes, dimensionnelles et angulaires) et de travailler en mode projets.</text:p>
          </table:table-cell>
        </table:table-row>
        <table:table-row table:style-name="ro1">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maçonnerie</text:p>
          </table:table-cell>
          <table:table-cell office:value-type="string" calcext:value-type="string">
            <text:p>Je possède un diplôme de maçonnerie et je suis à la recherche d'un emploi. Je pense correspondre à votre offre car </text:p>
          </table:table-cell>
          <table:table-cell office:value-type="string" calcext:value-type="string">
            <text:p>&lt;s&gt; Je possède un diplôme de maçonnerie et je suis à la recherche d'un emploi. Je pense correspondre à votre offre car 23 ans d’expérience, j'ai travaillé en chantier neuf et en rénovation. Je suis motivée, autonome, ponctuelle, sérieuse, responsable et disponible de suite ou avant l'été 2021. Je suis mobile en France. N'hésitez pas à me contacter pour tous renseignements complémentaires.</text:p>
            <text:p>Forte de plus de 15 années d'expérience dans le bâtiment, je suis à la recherche de divers chantiers en électricité du bâtiment (installations électriques courant fort et courant faible) en tant qu'auto entrepreneur ou en entreprise. Je suis sérieuse, rigoureuse, dynamique et ponctuelle. J'ai à mon actif 6 ans d'expérience dans le bâtiment et le dépannage. Je suis mobile dans toute la France.</text:p>
            <text:p>Maçon expérimenté cherche heures de chantier à partir de mars. Je suis disponible et mobile en France. Permis B obligatoire.</text:p>
            <text:p>Recherche poste maçon ou compagnon de chantier, travail du béton, rénovation en tous genre, maçonnerie de terrasse et de maison, pose de carrelage et faience,</text:p>
          </table:table-cell>
        </table:table-row>
        <table:table-row table:style-name="ro5">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maçonnerie</text:p>
          </table:table-cell>
          <table:table-cell office:value-type="string" calcext:value-type="string">
            <text:p>En réponse à votre offre d'emploi, j'ai le plaisir de vous soumettre ma candidature. Je possède un diplôme de maçonnerie et je suis à la recherche d'un emploi. Je pense correspondre à votre offre car </text:p>
          </table:table-cell>
          <table:table-cell office:value-type="string" calcext:value-type="string">
            <text:p>&lt;s&gt; En réponse à votre offre d'emploi, j'ai le plaisir de vous soumettre ma candidature. Je possède un diplôme de maçonnerie et je suis à la recherche d'un emploi. Je pense correspondre à votre offre car 6 années d'expérience en maçonnerie m'ont permis d'appréhender la technicité de ce métier et d'acquérir un bon savoir faire. Satisfait des divers chantiers que j'ai réalisés dans le cadre de mon apprentissage et de ma dernière année de formation en alternance dans le domaine du bâtiment, j'ai appris à exécuter les différentes tâches inhérentes à la maçonnerie. Je suis très rigoureux dans la réalisation des travaux, je fais preuve d'implication, de motivation et de minutie dans l'exécution. Votre entreprise est dans une situation délicate et je souhaite m'y associer, tout en apportant à votre équipe mon savoir-faire pour mettre mes compétences à votre disposition. Dans l'attente de votre réponse, je vous prie d'agréer Madame, Monsieur mes salutations distinguées.</text:p>
          </table:table-cell>
        </table:table-row>
        <table:table-row table:style-name="ro7">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maçonnerie</text:p>
          </table:table-cell>
          <table:table-cell office:value-type="string" calcext:value-type="string">
            <text:p>En réponse à votre offre d'emploi, j'ai le plaisir de vous soumettre ma candidature. Je possède un diplôme de maçonnerie et je suis à la recherche d'un emploi. Je pense correspondre à votre offre car </text:p>
          </table:table-cell>
          <table:table-cell office:value-type="string" calcext:value-type="string">
            <text:p>&lt;s&gt; En réponse à votre offre d'emploi, j'ai le plaisir de vous soumettre ma candidature. Je possède un diplôme de maçonnerie et je suis à la recherche d'un emploi. Je pense correspondre à votre offre car 4 ans d'expériences dans le domaine dont 1 an en tant que chef d'équipe et 2 ans en tant que maçon carreleur. Mes qualités de maçons sont la rigueur et le sérieux dans mon travail, le respect des règles d'hygiène et de sécurité. Par ailleurs, je parle le Français et l'Anglais. Aussi, mon expérience dans la maçonnerie fait que je suis capable d'assurer des tâches délicates sur des chantiers complexes ou dangereux. Je suis polyvalent et je suis aussi apte à me déplacer sur le territoire national. Dans l'attente d'une réponse de votre part, je vous prie d'agréer, Madame, Monsieur, mes salutations les plus distinguées.</text:p>
            <text:p>Pour le poste de maçon, vous pouvez envoyer votre lettre de motivation et votre CV à :</text:p>
            <text:p>Localisation : 12, Rue de Paris , 59150 Wattrelos, France</text:p>
            <text:p>Date d'expiration : 19 juillet 2016</text:p>
            <text:p>Téléphone : 0328</text:p>
          </table:table-cell>
        </table:table-row>
        <table:table-row table:style-name="ro2">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aide en puériculture</text:p>
          </table:table-cell>
          <table:table-cell office:value-type="string" calcext:value-type="string">
            <text:p>Je finis actuellement mes études d'aide en puériculture et je suis à la recherche d'un emploi. Je pense correspondre à votre offre car </text:p>
          </table:table-cell>
          <table:table-cell office:value-type="string" calcext:value-type="string">
            <text:p>&lt;s&gt; Je finis actuellement mes études d'aide en puériculture et je suis à la recherche d'un emploi. Je pense correspondre à votre offre car 32 ans bientôt je suis très à l'aise avec les nourrissons et j'aimerais travailler avec des enfants en bas-âge. N'hésitez pas à me contacter pour toutes informations. Je vous remercie d'avance pour l'attention portée à ma demande.</text:p>
            <text:p>Diplômée d'un diplôme d'État en puériculture, j'ai obtenu mon diplôme en 2015 et je suis depuis 2 ans en formation d'auxiliaire de puériculture afin de compléter mes connaissances. Actuellement, je suis à la recherche d'un emploi et je suis disponible pour effectuer des remplacements en maison d'assistants maternels ou à domicile. Je peux également être en charge de la préparation et de l'animation d'un espace de jeux. Je suis très intéressée par les enfants et j'aime les voir évoluer. Je suis une personne très attentive aux besoins et aux goûts des enfants.</text:p>
            <text:p>J'ai effectué un CAP Petite enfance en alternance au CFA de Cannes pendant 2 ans (2016-201</text:p>
          </table:table-cell>
        </table:table-row>
        <table:table-row table:style-name="ro7">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enseignement des écoles</text:p>
          </table:table-cell>
          <table:table-cell office:value-type="string" calcext:value-type="string">
            <text:p>Je possède un diplôme d'enseignement des écoles et je suis à la recherche d'un emploi. Je pense correspondre à votre offre car </text:p>
          </table:table-cell>
          <table:table-cell office:value-type="string" calcext:value-type="string">
            <text:p>&lt;s&gt; Je possède un diplôme d'enseignement des écoles et je suis à la recherche d'un emploi. Je pense correspondre à votre offre car 7 ans d'expérience professionnelle avec 11 années d'expérience de tutorat à des élèves de la 6ème à la terminale.</text:p>
            <text:p>Mes cours sont adaptés au programme de l'année et sont ludiques et agréables. J'aborde la matière de manière pratique en utilisant des fiches de synthèse et des jeux afin d'atteindre les objectifs visés par l'élève.</text:p>
            <text:p>Je peux aider à la rédaction de travaux personnels, du devoirs, préparation de tests, préparation de cours à domicile, en mathématiques, anglais, français, littérature, philosophie, histoire, géographie.</text:p>
            <text:p>Je suis une jeune femme souriante, motivée et patiente de 21 ans, j'adore enseigner. J'ai eu un bon nombre de personnes à suivre et à aider de différents niveaux en mathématiques, physique et français. Je suis disponible à partir du 1er octobre, le prix est de 20 euros.</text:p>
            <text:p>J'enseigne les maths, l'algèbre, la géométrie, la trigonométrie, la physique - chimie, les statistiques. Pour</text:p>
          </table:table-cell>
        </table:table-row>
        <table:table-row table:style-name="ro5">
          <table:table-cell table:number-columns-repeated="7"/>
        </table:table-row>
        <table:table-row table:style-name="ro5">
          <table:table-cell office:value-type="string" calcext:value-type="string">
            <text:p>top_p:0.90</text:p>
          </table:table-cell>
          <table:table-cell office:value-type="string" calcext:value-type="string">
            <text:p>top_k:60</text:p>
          </table:table-cell>
          <table:table-cell office:value-type="string" calcext:value-type="string">
            <text:p>temperature:1</text:p>
          </table:table-cell>
          <table:table-cell office:value-type="string" calcext:value-type="string">
            <text:p>croissant</text:p>
          </table:table-cell>
          <table:table-cell office:value-type="string" calcext:value-type="string">
            <text:p>construction, bâtiment et travaux publics</text:p>
          </table:table-cell>
          <table:table-cell office:value-type="string" calcext:value-type="string">
            <text:p>Je finis actuellement mes études de construction, bâtiment et travaux publics et je suis à la recherche d'un emploi. Je pense correspondre à votre offre car </text:p>
          </table:table-cell>
          <table:table-cell office:value-type="string" calcext:value-type="string">
            <text:p>&lt;s&gt; Je finis actuellement mes études de construction, bâtiment et travaux publics et je suis à la recherche d'un emploi. Je pense correspondre à votre offre car 5 ans d'expérience à la suite de mes études dans le bâtiment je pourrai assurer des postes de couvreur, plâtrier, plaquiste, carreleur et plâtrier-plaquiste. Je n'ai pas encore eu la chance de travailler sur un chantier. J'ai été en immersion pendant 2 ans chez un couvreur qui m'a permis de connaitre le métier et la profession sur le bout des doigts. Je souhaite intégrer une entreprise de couverture zinguerie et rénovation de toiture. Le gros œuvre m'intéresse tout particulièrement et ce pour une entreprise familiale. J'ai une expérience professionnelle en tant que couvreur, plâtrier-plaquiste et plaquiste carreleur, ma mission principale était de poser les ossatures bois et les isolants sur les bâtiments. Je souhaite donc apporter mon savoir-faire et ma motivation pour vous apporter un projet clé en main. Je suis rigoureux, dynamique et polyvalent. Je suis disponible immédiatement. Merci de me contacter pour de plus amples informations ou pour un entretie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15:11:05.923045883</meta:creation-date>
    <dc:date>2024-08-23T15:34:54.716551943</dc:date>
    <meta:editing-duration>PT23M42S</meta:editing-duration>
    <meta:editing-cycles>17</meta:editing-cycles>
    <meta:generator>LibreOffice/7.3.7.2$Linux_X86_64 LibreOffice_project/30$Build-2</meta:generator>
    <meta:document-statistic meta:table-count="1" meta:cell-count="119" meta:object-count="0"/>
  </office:meta>
</office:document-meta>
</file>